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9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7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5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table:number-columns-repeated="4"/>
          <table:table-cell table:style-name="Default"/>
          <table:table-cell/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3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7" office:value-type="string" calcext:value-type="string" table:number-columns-spanned="3" table:number-rows-spanned="1">
            <text:p>Mapmode</text:p>
          </table:table-cell>
          <table:covered-table-cell table:number-columns-repeated="2" table:style-name="ce50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8" office:value-type="string" calcext:value-type="string">
            <text:p>Design File</text:p>
          </table:table-cell>
          <table:table-cell table:style-name="ce48" office:value-type="string" calcext:value-type="string">
            <text:p>Profile</text:p>
          </table:table-cell>
          <table:table-cell table:style-name="ce48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3" table:number-columns-repeated="2"/>
          <table:table-cell table:number-columns-repeated="2"/>
          <table:table-cell table:style-name="ce60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2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1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1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2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65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1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2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3-j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4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/>
          <table:table-cell table:style-name="ce67" office:value-type="string" calcext:value-type="string">
            <text:p>0085-j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86-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87-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7" office:value-type="string" calcext:value-type="string">
            <text:p>0088-j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formula="of:=COUNTIF([.A4:.A107];&quot;Shipped&quot;)" office:value-type="float" office:value="64" calcext:value-type="float">
            <text:p>6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22:00:27.8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26T22:14:33.039000000</dc:date>
    <meta:editing-duration>PT7H48M45S</meta:editing-duration>
    <meta:editing-cycles>86</meta:editing-cycles>
    <meta:generator>LibreOffice/6.3.0.4$Windows_x86 LibreOffice_project/057fc023c990d676a43019934386b85b21a9ee99</meta:generator>
    <meta:document-statistic meta:table-count="5" meta:cell-count="916" meta:object-count="0"/>
  </office:meta>
</office:document-meta>
</file>